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NewPSMT" svg:font-family="CourierNewPSMT" style:font-family-generic="roma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25" style:family="table">
      <style:table-properties style:width="7.225cm" table:align="center" style:writing-mode="lr-tb"/>
    </style:style>
    <style:style style:name="Tabla25.A" style:family="table-column">
      <style:table-column-properties style:column-width="0.801cm"/>
    </style:style>
    <style:style style:name="Tabla25.I" style:family="table-column">
      <style:table-column-properties style:column-width="0.818cm"/>
    </style:style>
    <style:style style:name="Tabla25.1" style:family="table-row">
      <style:table-row-properties style:keep-together="true" fo:keep-together="auto"/>
    </style:style>
    <style:style style:name="Tabla25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a25.B1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25.I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a26" style:family="table">
      <style:table-properties style:width="7.225cm" table:align="center" style:writing-mode="lr-tb"/>
    </style:style>
    <style:style style:name="Tabla26.A" style:family="table-column">
      <style:table-column-properties style:column-width="0.801cm"/>
    </style:style>
    <style:style style:name="Tabla26.I" style:family="table-column">
      <style:table-column-properties style:column-width="0.818cm"/>
    </style:style>
    <style:style style:name="Tabla26.1" style:family="table-row">
      <style:table-row-properties style:keep-together="true" fo:keep-together="auto"/>
    </style:style>
    <style:style style:name="Tabla26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a26.B1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26.I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a27" style:family="table">
      <style:table-properties style:width="7.225cm" table:align="center" style:writing-mode="lr-tb"/>
    </style:style>
    <style:style style:name="Tabla27.A" style:family="table-column">
      <style:table-column-properties style:column-width="0.801cm"/>
    </style:style>
    <style:style style:name="Tabla27.I" style:family="table-column">
      <style:table-column-properties style:column-width="0.818cm"/>
    </style:style>
    <style:style style:name="Tabla27.1" style:family="table-row">
      <style:table-row-properties style:keep-together="true" fo:keep-together="auto"/>
    </style:style>
    <style:style style:name="Tabla27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a27.B1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27.I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a28" style:family="table">
      <style:table-properties style:width="7.225cm" table:align="center" style:writing-mode="lr-tb"/>
    </style:style>
    <style:style style:name="Tabla28.A" style:family="table-column">
      <style:table-column-properties style:column-width="0.801cm"/>
    </style:style>
    <style:style style:name="Tabla28.I" style:family="table-column">
      <style:table-column-properties style:column-width="0.818cm"/>
    </style:style>
    <style:style style:name="Tabla28.1" style:family="table-row">
      <style:table-row-properties style:keep-together="true" fo:keep-together="auto"/>
    </style:style>
    <style:style style:name="Tabla28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a28.B1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28.I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a29" style:family="table">
      <style:table-properties style:width="4.822cm" table:align="center" style:writing-mode="lr-tb"/>
    </style:style>
    <style:style style:name="Tabla29.A" style:family="table-column">
      <style:table-column-properties style:column-width="0.801cm"/>
    </style:style>
    <style:style style:name="Tabla29.F" style:family="table-column">
      <style:table-column-properties style:column-width="0.818cm"/>
    </style:style>
    <style:style style:name="Tabla29.1" style:family="table-row">
      <style:table-row-properties style:keep-together="true" fo:keep-together="auto"/>
    </style:style>
    <style:style style:name="Tabla29.A1" style:family="table-cell">
      <style:table-cell-properties style:vertical-align="middle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la29.B1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29.F1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a29.A2" style:family="table-cell">
      <style:table-cell-properties style:vertical-align="middle"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Tabla29.A5" style:family="table-cell">
      <style:table-cell-properties style:vertical-align="middle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P1" style:family="paragraph" style:parent-style-name="Apartado1" style:list-style-name="WW8Num36">
      <style:paragraph-properties fo:margin-left="2.858cm" fo:margin-right="0cm" fo:text-indent="-0.635cm" style:auto-text-indent="false">
        <style:tab-stops/>
      </style:paragraph-properties>
      <style:text-properties officeooo:paragraph-rsid="001cd5fb"/>
    </style:style>
    <style:style style:name="P2" style:family="paragraph" style:parent-style-name="Apartado1" style:list-style-name="WW8Num29">
      <style:text-properties officeooo:paragraph-rsid="001cd5fb"/>
    </style:style>
    <style:style style:name="P3" style:family="paragraph" style:parent-style-name="Apartado1" style:list-style-name="WW8Num41">
      <style:text-properties officeooo:paragraph-rsid="001cd5fb"/>
    </style:style>
    <style:style style:name="P4" style:family="paragraph" style:parent-style-name="Apartado1" style:list-style-name="WW8Num38">
      <style:text-properties officeooo:paragraph-rsid="001cd5fb"/>
    </style:style>
    <style:style style:name="P5" style:family="paragraph" style:parent-style-name="Apartado1" style:list-style-name="WW8Num35">
      <style:text-properties officeooo:paragraph-rsid="001cd5fb"/>
    </style:style>
    <style:style style:name="P6" style:family="paragraph" style:parent-style-name="Apartado1" style:list-style-name="WW8Num3">
      <style:paragraph-properties fo:margin-left="1.27cm" fo:margin-right="0cm" fo:margin-top="0.212cm" fo:margin-bottom="0.212cm" fo:text-indent="0cm" style:auto-text-indent="false">
        <style:tab-stops/>
      </style:paragraph-properties>
      <style:text-properties fo:font-weight="bold" officeooo:paragraph-rsid="001cd5fb" style:font-weight-asian="bold"/>
    </style:style>
    <style:style style:name="P7" style:family="paragraph" style:parent-style-name="Apartado1" style:list-style-name="WW8Num3">
      <style:paragraph-properties fo:margin-left="1.27cm" fo:margin-right="0cm" fo:margin-top="0.212cm" fo:margin-bottom="0.212cm" fo:text-align="start" style:justify-single-word="false" fo:text-indent="0cm" style:auto-text-indent="false">
        <style:tab-stops/>
      </style:paragraph-properties>
      <style:text-properties fo:font-weight="bold" officeooo:paragraph-rsid="001cd5fb" style:font-weight-asian="bold"/>
    </style:style>
    <style:style style:name="P8" style:family="paragraph" style:parent-style-name="Apartado1" style:list-style-name="WW8Num3">
      <style:paragraph-properties fo:margin-left="1.27cm" fo:margin-right="0cm" fo:margin-top="0.212cm" fo:margin-bottom="0.212cm" fo:text-indent="0cm" style:auto-text-indent="false" fo:break-before="page">
        <style:tab-stops/>
      </style:paragraph-properties>
      <style:text-properties fo:font-weight="bold" officeooo:paragraph-rsid="001cd5fb" style:font-weight-asian="bold"/>
    </style:style>
    <style:style style:name="P9" style:family="paragraph" style:parent-style-name="Apartado1">
      <style:paragraph-properties fo:margin-left="2.501cm" fo:margin-right="0cm" fo:text-indent="0cm" style:auto-text-indent="false"/>
      <style:text-properties fo:font-size="10pt" fo:language="zxx" fo:country="none" officeooo:paragraph-rsid="001cd5fb" style:font-size-asian="10pt" style:language-asian="zxx" style:country-asian="none"/>
    </style:style>
    <style:style style:name="P10" style:family="paragraph" style:parent-style-name="Apartado1">
      <style:paragraph-properties fo:margin-left="2.501cm" fo:margin-right="0cm" fo:text-indent="0cm" style:auto-text-indent="false"/>
      <style:text-properties fo:language="en" fo:country="GB" officeooo:paragraph-rsid="001cd5fb"/>
    </style:style>
    <style:style style:name="P11" style:family="paragraph" style:parent-style-name="Apartado1">
      <style:paragraph-properties fo:margin-left="2.501cm" fo:margin-right="0cm" fo:text-indent="0cm" style:auto-text-indent="false"/>
      <style:text-properties style:text-underline-style="solid" style:text-underline-width="auto" style:text-underline-color="font-color" fo:font-weight="bold" officeooo:paragraph-rsid="001cd5fb" style:font-weight-asian="bold" style:font-weight-complex="bold"/>
    </style:style>
    <style:style style:name="P12" style:family="paragraph" style:parent-style-name="Apartado1">
      <style:paragraph-properties fo:margin-left="2.501cm" fo:margin-right="0cm" fo:text-indent="0cm" style:auto-text-indent="false"/>
      <style:text-properties officeooo:paragraph-rsid="001cd5fb"/>
    </style:style>
    <style:style style:name="P13" style:family="paragraph" style:parent-style-name="Apartado1">
      <style:paragraph-properties fo:margin-left="2.501cm" fo:margin-right="0cm" fo:text-indent="0cm" style:auto-text-indent="false" fo:break-before="page"/>
      <style:text-properties officeooo:paragraph-rsid="001cd5fb"/>
    </style:style>
    <style:style style:name="P14" style:family="paragraph" style:parent-style-name="Apartado1" style:list-style-name="WW8Num29">
      <style:paragraph-properties fo:margin-left="3.769cm" fo:margin-right="0cm" fo:margin-top="0cm" fo:margin-bottom="0cm" fo:text-indent="-0.63cm" style:auto-text-indent="false"/>
      <style:text-properties officeooo:paragraph-rsid="001cd5fb"/>
    </style:style>
    <style:style style:name="P15" style:family="paragraph" style:parent-style-name="Apartado1" style:list-style-name="WW8Num38">
      <style:paragraph-properties fo:margin-left="3.769cm" fo:margin-right="0cm" fo:margin-top="0cm" fo:margin-bottom="0cm" fo:text-indent="-0.63cm" style:auto-text-indent="false"/>
      <style:text-properties officeooo:paragraph-rsid="001cd5fb"/>
    </style:style>
    <style:style style:name="P16" style:family="paragraph" style:parent-style-name="Apartado1">
      <style:paragraph-properties fo:margin-left="0cm" fo:margin-right="0cm" fo:text-align="center" style:justify-single-word="false" fo:text-indent="0cm" style:auto-text-indent="false" style:snap-to-layout-grid="false"/>
      <style:text-properties officeooo:paragraph-rsid="001cd5fb"/>
    </style:style>
    <style:style style:name="P17" style:family="paragraph" style:parent-style-name="Apartado1">
      <style:paragraph-properties fo:margin-left="0cm" fo:margin-right="0cm" fo:text-align="center" style:justify-single-word="false" fo:text-indent="0cm" style:auto-text-indent="false" style:snap-to-layout-grid="false"/>
      <style:text-properties fo:font-weight="bold" officeooo:paragraph-rsid="001cd5fb" style:font-weight-asian="bold" style:font-weight-complex="bold"/>
    </style:style>
    <style:style style:name="P18" style:family="paragraph" style:parent-style-name="Apartado1">
      <style:paragraph-properties fo:margin-left="0cm" fo:margin-right="0cm" fo:text-align="center" style:justify-single-word="false" fo:text-indent="0cm" style:auto-text-indent="false" style:snap-to-layout-grid="false"/>
      <style:text-properties style:text-underline-style="solid" style:text-underline-width="auto" style:text-underline-color="font-color" fo:font-weight="bold" officeooo:paragraph-rsid="001cd5fb" style:font-weight-asian="bold" style:font-weight-complex="bold"/>
    </style:style>
    <style:style style:name="P19" style:family="paragraph" style:parent-style-name="Apartado1">
      <style:paragraph-properties fo:margin-left="3.493cm" fo:margin-right="0cm" fo:text-indent="0cm" style:auto-text-indent="false"/>
      <style:text-properties officeooo:paragraph-rsid="001cd5fb"/>
    </style:style>
    <style:style style:name="P20" style:family="paragraph" style:parent-style-name="Subtitulo">
      <style:text-properties officeooo:paragraph-rsid="001cd5fb"/>
    </style:style>
    <style:style style:name="P21" style:family="paragraph" style:parent-style-name="Subtitulo">
      <style:paragraph-properties fo:break-before="page"/>
      <style:text-properties officeooo:paragraph-rsid="001cd5fb"/>
    </style:style>
    <style:style style:name="P22" style:family="paragraph" style:parent-style-name="Standard">
      <style:paragraph-properties fo:margin-left="2.54cm" fo:margin-right="0cm" fo:text-align="justify" style:justify-single-word="false" fo:text-indent="0cm" style:auto-text-indent="false" style:text-autospace="none"/>
      <style:text-properties fo:color="#000000" style:font-name="Arial" fo:font-size="10pt" officeooo:paragraph-rsid="001cd5fb" style:font-size-asian="10pt" style:font-name-complex="Arial" style:font-size-complex="10pt"/>
    </style:style>
    <style:style style:name="P23" style:family="paragraph" style:parent-style-name="Standard">
      <style:paragraph-properties fo:margin-left="2.54cm" fo:margin-right="0cm" fo:text-indent="0cm" style:auto-text-indent="false" style:text-autospace="none"/>
      <style:text-properties fo:color="#000000" style:font-name="Arial" fo:font-size="10pt" officeooo:paragraph-rsid="001cd5fb" style:font-size-asian="10pt" style:font-name-complex="Arial" style:font-size-complex="10pt"/>
    </style:style>
    <style:style style:name="P24" style:family="paragraph" style:parent-style-name="Standard">
      <style:paragraph-properties fo:margin-left="2.54cm" fo:margin-right="0cm" fo:text-indent="0cm" style:auto-text-indent="false" style:text-autospace="none"/>
      <style:text-properties fo:color="#000000" style:font-name="CourierNewPSMT" fo:font-size="10pt" officeooo:paragraph-rsid="001cd5fb" style:font-size-asian="10pt" style:font-name-complex="CourierNewPSMT" style:font-size-complex="10pt"/>
    </style:style>
    <style:style style:name="P25" style:family="paragraph" style:parent-style-name="Standard">
      <style:paragraph-properties fo:margin-left="2.54cm" fo:margin-right="0cm" fo:text-indent="0cm" style:auto-text-indent="false" style:text-autospace="none"/>
      <style:text-properties fo:color="#03ac17" style:font-name="Courier New" fo:font-size="10pt" fo:font-style="italic" fo:font-weight="bold" officeooo:paragraph-rsid="001cd5fb" style:font-size-asian="10pt" style:font-style-asian="italic" style:font-weight-asian="bold" style:font-name-complex="Courier New" style:font-size-complex="10pt" style:font-style-complex="italic" style:font-weight-complex="bold"/>
    </style:style>
    <style:style style:name="P26" style:family="paragraph" style:parent-style-name="Standard">
      <style:paragraph-properties fo:margin-left="2.54cm" fo:margin-right="0cm" fo:text-indent="0cm" style:auto-text-indent="false" style:text-autospace="none"/>
      <style:text-properties officeooo:paragraph-rsid="001cd5fb"/>
    </style:style>
    <style:style style:name="P27" style:family="paragraph" style:parent-style-name="Standard">
      <style:paragraph-properties fo:margin-left="2.54cm" fo:margin-right="0cm" fo:text-indent="0cm" style:auto-text-indent="false" style:text-autospace="none"/>
      <style:text-properties fo:color="#0000ff" style:font-name="Courier New" fo:font-size="10pt" fo:language="en" fo:country="GB" fo:font-weight="bold" officeooo:paragraph-rsid="001cd5fb" style:font-size-asian="10pt" style:font-weight-asian="bold" style:font-name-complex="Courier New" style:font-size-complex="10pt" style:font-weight-complex="bold"/>
    </style:style>
    <style:style style:name="P28" style:family="paragraph" style:parent-style-name="Standard">
      <style:paragraph-properties fo:margin-left="2.54cm" fo:margin-right="0cm" fo:text-indent="1.212cm" style:auto-text-indent="false" style:text-autospace="none"/>
      <style:text-properties officeooo:paragraph-rsid="001cd5fb"/>
    </style:style>
    <style:style style:name="P29" style:family="paragraph" style:parent-style-name="Standard">
      <style:paragraph-properties fo:margin-left="2.54cm" fo:margin-right="0cm" fo:text-indent="1.212cm" style:auto-text-indent="false" style:text-autospace="none"/>
      <style:text-properties fo:color="#0000ff" style:font-name="Courier New" fo:font-size="10pt" fo:language="en" fo:country="GB" fo:font-weight="bold" officeooo:paragraph-rsid="001cd5fb" style:font-size-asian="10pt" style:font-weight-asian="bold" style:font-name-complex="Courier New" style:font-size-complex="10pt" style:font-weight-complex="bold"/>
    </style:style>
    <style:style style:name="P30" style:family="paragraph" style:parent-style-name="Standard">
      <style:paragraph-properties fo:margin-left="3.791cm" fo:margin-right="0cm" fo:text-indent="1.212cm" style:auto-text-indent="false" style:text-autospace="none"/>
      <style:text-properties officeooo:paragraph-rsid="001cd5fb"/>
    </style:style>
    <style:style style:name="P31" style:family="paragraph" style:parent-style-name="Standard">
      <style:paragraph-properties fo:margin-left="3.791cm" fo:margin-right="0cm" fo:text-indent="1.212cm" style:auto-text-indent="false" style:text-autospace="none"/>
      <style:text-properties fo:color="#0000ff" style:font-name="Courier New" fo:font-size="10pt" fo:font-weight="bold" officeooo:paragraph-rsid="001cd5fb" style:font-size-asian="10pt" style:font-weight-asian="bold" style:font-name-complex="Courier New" style:font-size-complex="10pt" style:font-weight-complex="bold"/>
    </style:style>
    <style:style style:name="P32" style:family="paragraph" style:parent-style-name="Standard">
      <style:paragraph-properties fo:margin-left="5.041cm" fo:margin-right="0cm" fo:text-indent="1.212cm" style:auto-text-indent="false" style:text-autospace="none"/>
      <style:text-properties fo:color="#000000" style:font-name="CourierNewPSMT" fo:font-size="10pt" fo:language="en" fo:country="GB" officeooo:paragraph-rsid="001cd5fb" style:font-size-asian="10pt" style:font-name-complex="CourierNewPSMT" style:font-size-complex="10pt"/>
    </style:style>
    <style:style style:name="P33" style:family="paragraph" style:parent-style-name="Standard">
      <style:paragraph-properties fo:margin-left="5.041cm" fo:margin-right="0cm" fo:text-indent="1.212cm" style:auto-text-indent="false" style:text-autospace="none"/>
      <style:text-properties officeooo:paragraph-rsid="001cd5fb"/>
    </style:style>
    <style:style style:name="P34" style:family="paragraph" style:parent-style-name="Standard">
      <style:paragraph-properties fo:margin-left="3.752cm" fo:margin-right="0cm" fo:text-indent="1.251cm" style:auto-text-indent="false" style:text-autospace="none"/>
      <style:text-properties fo:color="#0000ff" style:font-name="Courier New" fo:font-size="10pt" fo:language="en" fo:country="GB" fo:font-weight="bold" officeooo:paragraph-rsid="001cd5fb" style:font-size-asian="10pt" style:font-weight-asian="bold" style:font-name-complex="Courier New" style:font-size-complex="10pt" style:font-weight-complex="bold"/>
    </style:style>
    <style:style style:name="P35" style:family="paragraph" style:parent-style-name="Standard">
      <style:paragraph-properties fo:margin-left="3.791cm" fo:margin-right="0cm" fo:text-indent="0cm" style:auto-text-indent="false" style:text-autospace="none"/>
      <style:text-properties officeooo:paragraph-rsid="001cd5fb"/>
    </style:style>
    <style:style style:name="P36" style:family="paragraph" style:parent-style-name="Standard">
      <style:paragraph-properties fo:margin-left="2.223cm" fo:margin-right="0cm" fo:text-indent="0cm" style:auto-text-indent="false" style:text-autospace="none"/>
      <style:text-properties fo:color="#000000" style:font-name="Arial" fo:font-size="10pt" officeooo:paragraph-rsid="001cd5fb" style:font-size-asian="10pt" style:font-name-complex="Arial" style:font-size-complex="10pt"/>
    </style:style>
    <style:style style:name="P37" style:family="paragraph" style:parent-style-name="Standard">
      <style:paragraph-properties fo:margin-left="2.223cm" fo:margin-right="0cm" fo:text-indent="0cm" style:auto-text-indent="false" style:text-autospace="none"/>
      <style:text-properties officeooo:paragraph-rsid="001cd5fb"/>
    </style:style>
    <style:style style:name="P38" style:family="paragraph" style:parent-style-name="Standard">
      <style:paragraph-properties fo:margin-left="2.223cm" fo:margin-right="0cm" fo:text-indent="0cm" style:auto-text-indent="false" style:text-autospace="none"/>
      <style:text-properties fo:color="#0000ff" style:font-name="Courier New" fo:font-size="10pt" fo:font-weight="bold" officeooo:paragraph-rsid="001cd5fb" style:font-size-asian="10pt" style:font-weight-asian="bold" style:font-name-complex="Courier New" style:font-size-complex="10pt" style:font-weight-complex="bold"/>
    </style:style>
    <style:style style:name="P39" style:family="paragraph" style:parent-style-name="Standard">
      <style:paragraph-properties fo:margin-left="1.251cm" fo:margin-right="0cm" fo:text-indent="1.944cm" style:auto-text-indent="false" style:text-autospace="none"/>
      <style:text-properties officeooo:paragraph-rsid="001cd5fb"/>
    </style:style>
    <style:style style:name="P40" style:family="paragraph" style:parent-style-name="Standard">
      <style:paragraph-properties fo:background-color="#e6e6e6">
        <style:background-image/>
      </style:paragraph-properties>
    </style:style>
    <style:style style:name="P41" style:family="paragraph" style:parent-style-name="Standard">
      <style:paragraph-properties fo:background-color="#e6e6e6">
        <style:background-image/>
      </style:paragraph-properties>
      <style:text-properties fo:font-size="10pt" fo:font-weight="bold" style:font-size-asian="10pt" style:font-weight-asian="bold"/>
    </style:style>
    <style:style style:name="P42" style:family="paragraph" style:parent-style-name="Standard">
      <style:paragraph-properties fo:background-color="#e6e6e6">
        <style:background-image/>
      </style:paragraph-properties>
      <style:text-properties fo:font-size="10pt" fo:font-weight="bold" style:font-size-asian="10pt" style:font-weight-asian="bold" style:font-weight-complex="bold"/>
    </style:style>
    <style:style style:name="P43" style:family="paragraph" style:parent-style-name="Standard">
      <style:paragraph-properties fo:background-color="#e6e6e6">
        <style:background-image/>
      </style:paragraph-properties>
      <style:text-properties fo:font-size="10pt" style:font-size-asian="10pt"/>
    </style:style>
    <style:style style:name="P44" style:family="paragraph" style:parent-style-name="Standard">
      <style:paragraph-properties fo:background-color="#e6e6e6">
        <style:background-image/>
      </style:paragraph-properties>
      <style:text-properties fo:font-size="10pt" fo:language="fr" fo:country="FR" fo:font-weight="bold" style:font-size-asian="10pt" style:font-weight-asian="bold"/>
    </style:style>
    <style:style style:name="P45" style:family="paragraph" style:parent-style-name="Standard">
      <style:paragraph-properties fo:margin-left="0cm" fo:margin-right="0cm" fo:text-indent="1.251cm" style:auto-text-indent="false" fo:background-color="#e6e6e6">
        <style:background-image/>
      </style:paragraph-properties>
    </style:style>
    <style:style style:name="P46" style:family="paragraph" style:parent-style-name="Standard">
      <style:paragraph-properties fo:margin-left="0cm" fo:margin-right="0cm" fo:text-indent="1.251cm" style:auto-text-indent="false" fo:background-color="#e6e6e6">
        <style:background-image/>
      </style:paragraph-properties>
      <style:text-properties fo:font-size="10pt" fo:font-weight="bold" style:font-size-asian="10pt" style:font-weight-asian="bold" style:font-weight-complex="bold"/>
    </style:style>
    <style:style style:name="P47" style:family="paragraph" style:parent-style-name="Standard">
      <style:paragraph-properties fo:margin-left="0cm" fo:margin-right="0cm" fo:text-indent="1.251cm" style:auto-text-indent="false" fo:background-color="#e6e6e6">
        <style:background-image/>
      </style:paragraph-properties>
      <style:text-properties fo:font-size="10pt" style:font-size-asian="10pt"/>
    </style:style>
    <style:style style:name="P48" style:family="paragraph" style:parent-style-name="Standard">
      <style:paragraph-properties fo:margin-left="0cm" fo:margin-right="0cm" fo:text-indent="1.251cm" style:auto-text-indent="false" fo:background-color="#e6e6e6">
        <style:background-image/>
      </style:paragraph-properties>
      <style:text-properties fo:font-size="10pt" fo:language="fr" fo:country="FR" fo:font-weight="bold" style:font-size-asian="10pt" style:font-weight-asian="bold" style:font-weight-complex="bold"/>
    </style:style>
    <style:style style:name="P49" style:family="paragraph">
      <style:paragraph-properties style:writing-mode="lr-tb"/>
    </style:style>
    <style:style style:name="T1" style:family="text">
      <style:text-properties fo:color="#0000ff" style:font-name="Courier New" fo:font-size="10pt" fo:language="en" fo:country="GB" fo:font-weight="bold" style:font-size-asian="10pt" style:font-weight-asian="bold" style:font-name-complex="Courier New" style:font-size-complex="10pt" style:font-weight-complex="bold"/>
    </style:style>
    <style:style style:name="T2" style:family="text">
      <style:text-properties fo:color="#0000ff" style:font-name="Courier New" fo:font-size="10pt" fo:font-weight="bold" style:font-size-asian="10pt" style:font-weight-asian="bold" style:font-name-complex="Courier New" style:font-size-complex="10pt" style:font-weight-complex="bold"/>
    </style:style>
    <style:style style:name="T3" style:family="text">
      <style:text-properties fo:color="#000000" style:font-name="CourierNewPSMT" fo:font-size="10pt" fo:language="en" fo:country="GB" style:font-size-asian="10pt" style:font-name-complex="CourierNewPSMT" style:font-size-complex="10pt"/>
    </style:style>
    <style:style style:name="T4" style:family="text">
      <style:text-properties fo:color="#000000" style:font-name="CourierNewPSMT" fo:font-size="10pt" style:font-size-asian="10pt" style:font-name-complex="CourierNewPSMT" style:font-size-complex="10pt"/>
    </style:style>
    <style:style style:name="T5" style:family="text">
      <style:text-properties fo:color="#000000" style:font-name="Wingdings" fo:font-size="10pt" style:font-size-asian="10pt" style:font-size-complex="10pt"/>
    </style:style>
    <style:style style:name="T6" style:family="text">
      <style:text-properties fo:color="#03ac17" style:font-name="Courier New" fo:font-size="10pt" fo:font-style="italic" fo:font-weight="bold" style:font-size-asian="10pt" style:font-style-asian="italic" style:font-weight-asian="bold" style:font-name-complex="Courier New" style:font-size-complex="10pt" style:font-style-complex="italic" style:font-weight-complex="bold"/>
    </style:style>
    <style:style style:name="T7" style:family="text">
      <style:text-properties fo:color="#03ac17" style:font-name="Courier New" fo:font-size="9pt" fo:font-style="italic" fo:font-weight="bold" style:font-size-asian="9pt" style:font-style-asian="italic" style:font-weight-asian="bold" style:font-name-complex="Courier New" style:font-size-complex="9pt" style:font-style-complex="italic" style:font-weight-complex="bold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10pt" fo:font-weight="bold" style:font-size-asian="10pt" style:font-weight-asian="bold"/>
    </style:style>
    <style:style style:name="T12" style:family="text">
      <style:text-properties fo:font-size="10pt" fo:font-weight="bold" style:font-size-asian="10pt" style:font-weight-asian="bold" style:font-weight-complex="bold"/>
    </style:style>
    <style:style style:name="T13" style:family="text">
      <style:text-properties fo:font-size="10pt" style:font-size-asian="10pt"/>
    </style:style>
    <style:style style:name="T14" style:family="text">
      <style:text-properties fo:font-size="10pt" style:text-underline-style="solid" style:text-underline-width="auto" style:text-underline-color="font-color" style:font-size-asian="10pt"/>
    </style:style>
    <style:style style:name="T15" style:family="text">
      <style:text-properties fo:font-size="10pt" fo:language="en" fo:country="GB" style:font-size-asian="10pt"/>
    </style:style>
    <style:style style:name="T16" style:family="text">
      <style:text-properties fo:font-size="10pt" fo:language="en" fo:country="GB" fo:font-weight="bold" style:font-size-asian="10pt" style:font-weight-asian="bold" style:font-weight-complex="bold"/>
    </style:style>
    <style:style style:name="T17" style:family="text">
      <style:text-properties fo:font-size="10pt" fo:language="fr" fo:country="FR" style:font-size-asian="10pt"/>
    </style:style>
    <style:style style:name="T18" style:family="text">
      <style:text-properties fo:font-size="10pt" fo:language="fr" fo:country="FR" fo:font-weight="bold" style:font-size-asian="10pt" style:font-weight-asian="bold" style:font-weight-complex="bold"/>
    </style:style>
    <style:style style:name="T19" style:family="text">
      <style:text-properties fo:font-size="10pt" fo:language="es" fo:country="ES" style:font-size-asian="10pt"/>
    </style:style>
    <style:style style:name="T20" style:family="text">
      <style:text-properties fo:font-size="10pt" fo:language="es" fo:country="ES" fo:font-weight="bold" style:font-size-asian="10pt" style:font-weight-asian="bold" style:font-weight-complex="bold"/>
    </style:style>
    <style:style style:name="T21" style:family="text">
      <style:text-properties style:font-name="Wingdings" fo:font-size="10pt" style:font-size-asian="10pt"/>
    </style:style>
    <style:style style:name="T22" style:family="text">
      <style:text-properties style:font-name="Symbol" fo:font-size="10pt" style:font-size-asian="10pt"/>
    </style:style>
    <style:style style:name="T23" style:family="text">
      <style:text-properties style:font-name="Symbol" fo:font-size="10pt" fo:language="fr" fo:country="FR" style:font-size-asian="10pt"/>
    </style:style>
    <style:style style:name="T24" style:family="text">
      <style:text-properties fo:font-size="9pt" fo:font-weight="bold" style:font-size-asian="9pt" style:font-weight-asian="bold" style:font-size-complex="9pt"/>
    </style:style>
    <style:style style:name="T25" style:family="text">
      <style:text-properties fo:font-size="9pt" style:font-size-asian="9pt" style:font-size-complex="9pt"/>
    </style:style>
    <style:style style:name="T26" style:family="text">
      <style:text-properties fo:font-size="9pt" style:text-underline-style="solid" style:text-underline-width="auto" style:text-underline-color="font-color" style:font-size-asian="9pt" style:font-size-complex="9pt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gr1" style:family="graphic">
      <style:graphic-properties draw:stroke="none" draw:fill="solid" draw:fill-color="#aca899" draw:textarea-horizontal-align="left" draw:textarea-vertical-align="top" draw:auto-grow-height="false" fo:padding-top="0.229cm" fo:padding-bottom="0.229cm" fo:padding-left="0.441cm" fo:padding-right="0.441cm" fo:wrap-option="wrap" fo:margin-left="0cm" fo:margin-right="0cm" style:run-through="foreground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522252960" text:style-name="WW8Num3">
        <text:list-item>
          <text:list>
            <text:list-item>
              <text:p text:style-name="P21">Búsqueda y ordenación de tablas</text:p>
              <text:list>
                <text:list-item>
                  <text:p text:style-name="P6">Búsqueda</text:p>
                </text:list-item>
              </text:list>
            </text:list-item>
          </text:list>
        </text:list-item>
      </text:list>
      <text:p text:style-name="P12">La búsqueda consiste en determinar si un elemento determinado pertenece o no al conjunto de elementos de una tabla, y en caso afirmativo indicar su posición (la estudiaremos para vectores).</text:p>
      <text:p text:style-name="P12">Los métodos más usuales, en función de que el vector esté o no ordenado, son:</text:p>
      <text:list xml:id="list1334904587" text:style-name="WW8Num29">
        <text:list-item>
          <text:p text:style-name="P14">Búsqueda lineal o secuencial</text:p>
        </text:list-item>
        <text:list-item>
          <text:p text:style-name="P2">Búsqueda binaria o dicotómica</text:p>
        </text:list-item>
      </text:list>
      <text:list xml:id="list2058562096" text:style-name="WW8Num41">
        <text:list-item>
          <text:list>
            <text:list-item>
              <text:p text:style-name="P3">Búsqueda secuencial o lineal en un vector desordenado</text:p>
            </text:list-item>
          </text:list>
        </text:list-item>
      </text:list>
      <text:p text:style-name="P12">Esta operación consiste en recorrer el vector secuencialmente de izquierda a derecha hasta encontrar el elemento buscado o hasta alcanzar el final del vector.</text:p>
      <text:p text:style-name="P9"><draw:frame draw:style-name="fr1" draw:name="Marco67" text:anchor-type="char" svg:x="-0.33cm" svg:y="-0.012cm" svg:width="14.947cm" svg:height="7.557cm" draw:z-index="1"><draw:text-box><text:p text:style-name="P40"><text:span text:style-name="T11">funcion</text:span><text:span text:style-name="T13"> BusquedaLineal(</text:span><text:span text:style-name="T14">val</text:span><text:span text:style-name="T13"> v: tabla[1..N] de elems, </text:span><text:span text:style-name="T14">val</text:span><text:span text:style-name="T13"> tamaño: entero, </text:span><text:span text:style-name="T14">val</text:span><text:span text:style-name="T13"> elemento: elem): entero</text:span></text:p><text:p text:style-name="P41">var </text:p><text:p text:style-name="P43"><text:tab/>pos, i: entero</text:p><text:p text:style-name="P43"><text:tab/>enc: booleano</text:p><text:p text:style-name="P41">inicio</text:p><text:p text:style-name="P40"><text:span text:style-name="T13"><text:tab/>enc </text:span><text:span text:style-name="T21"></text:span><text:span text:style-name="T13"> falso</text:span></text:p><text:p text:style-name="P45"><text:span text:style-name="T15">pos </text:span><text:span text:style-name="T21"></text:span><text:span text:style-name="T15"> -1</text:span></text:p><text:p text:style-name="P45"><text:span text:style-name="T15">i </text:span><text:span text:style-name="T22"></text:span><text:span text:style-name="T15"> 1</text:span></text:p><text:p text:style-name="P45"><text:span text:style-name="T16">mientras</text:span><text:span text:style-name="T15"> (i &lt; tamaño AND NOT enc)</text:span></text:p><text:p text:style-name="P40"><text:span text:style-name="T15"><text:tab/><text:tab/></text:span><text:span text:style-name="T11">si</text:span><text:span text:style-name="T13">(v[i]=elemento)</text:span></text:p><text:p text:style-name="P40"><text:span text:style-name="T13"><text:tab/><text:tab/><text:tab/>pos </text:span><text:span text:style-name="T21"></text:span><text:span text:style-name="T13"> i</text:span></text:p><text:p text:style-name="P40"><text:span text:style-name="T13"><text:tab/><text:tab/><text:tab/>enc </text:span><text:span text:style-name="T21"></text:span><text:span text:style-name="T13"> cierto</text:span></text:p><text:p text:style-name="P40"><text:span text:style-name="T13"><text:tab/><text:tab/></text:span><text:span text:style-name="T11">sino</text:span></text:p><text:p text:style-name="P40"><text:span text:style-name="T13"><text:tab/><text:tab/><text:tab/>i </text:span><text:span text:style-name="T21"></text:span><text:span text:style-name="T13"> i+1</text:span></text:p><text:p text:style-name="P40"><text:span text:style-name="T13"><text:tab/><text:tab/></text:span><text:span text:style-name="T11">fin_si</text:span></text:p><text:p text:style-name="P46">fin_mientras</text:p><text:p text:style-name="P43"><text:tab/>retorna pos</text:p><text:p text:style-name="P42">fin</text:p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1822807182" text:continue-list="list1522252960" text:style-name="WW8Num3">
        <text:list-item>
          <text:list>
            <text:list-item>
              <text:list>
                <text:list-item>
                  <text:p text:style-name="P6">búsqueda lineal en C</text:p>
                </text:list-item>
              </text:list>
            </text:list-item>
          </text:list>
        </text:list-item>
      </text:list>
      <text:p text:style-name="P22">En este caso el array no está ordenado. La función de búsqueda busca un valor por cada elemento del array. Si le encuentra devuelve la posición del mismo y si no devuelve -1.</text:p>
      <text:p text:style-name="P25">/* parámetros:</text:p>
      <text:p text:style-name="P25">vector: Array que contiene todos los valores</text:p>
      <text:p text:style-name="P25">tamanio: Tamaño del mismo</text:p>
      <text:p text:style-name="P25">valor: valor a buscar */</text:p>
      <text:p text:style-name="P26"><text:span text:style-name="T1">int </text:span><text:span text:style-name="T3">busquedaLineal</text:span><text:span text:style-name="T1">(int </text:span><text:span text:style-name="T3">vector</text:span><text:span text:style-name="T1">[], int </text:span><text:span text:style-name="T3">tamanio, </text:span><text:span text:style-name="T1">int </text:span><text:span text:style-name="T3">valor</text:span><text:span text:style-name="T1">){</text:span></text:p>
      <text:p text:style-name="P28"><text:span text:style-name="T1">int </text:span><text:span text:style-name="T3">i=0;</text:span></text:p>
      <text:p text:style-name="P28"><text:span text:style-name="T2">int </text:span><text:span text:style-name="T4">enc=0; </text:span><text:span text:style-name="T6">// Indica si se ha encontrado el valor */</text:span></text:p>
      <text:p text:style-name="P28"><text:span text:style-name="T2">int </text:span><text:span text:style-name="T4">pos=-1;</text:span><text:span text:style-name="T6"> // </text:span><text:span text:style-name="T7">posición del valor buscado o -1 si no existe</text:span></text:p>
      <text:p text:style-name="P28"><text:span text:style-name="T1">while (</text:span><text:span text:style-name="T3">enc==0 &amp;&amp; i&lt; tamanio</text:span><text:span text:style-name="T1">){</text:span></text:p>
      <text:p text:style-name="P30"><text:span text:style-name="T1">if(</text:span><text:span text:style-name="T3">vector[i]==valor</text:span><text:span text:style-name="T1">){</text:span></text:p>
      <text:p text:style-name="P32">enc=1;</text:p>
      <text:p text:style-name="P32">pos=i;</text:p>
      <text:p text:style-name="P34">}</text:p>
      <text:p text:style-name="P30"><text:span text:style-name="T1">else </text:span><text:span text:style-name="T3">i++;</text:span></text:p>
      <text:p text:style-name="P29">}</text:p>
      <text:p text:style-name="P28"><text:span text:style-name="T1">return </text:span><text:span text:style-name="T3">pos;</text:span></text:p>
      <text:p text:style-name="P27">}</text:p>
      <text:p text:style-name="P10"/>
      <text:list xml:id="list1244867661" text:continue-numbering="true" text:style-name="WW8Num3">
        <text:list-item>
          <text:list>
            <text:list-item>
              <text:list>
                <text:list-item>
                  <text:p text:style-name="P8">Búsqueda secuencial o lineal en un vector ordenado</text:p>
                </text:list-item>
              </text:list>
            </text:list-item>
          </text:list>
        </text:list-item>
      </text:list>
      <text:p text:style-name="P12">Esta operación consiste en recorrer el vector secuencialmente de izquierda a derecha hasta encontrar el elemento buscado o hasta sobrepasar el valor de dicho elemento.</text:p>
      <text:p text:style-name="P12">Esta operación consiste en recorrer el vector secuencialmente de izquierda a derecha hasta alcanzar el final del vector o hasta encontrar un elemento que no sea inferior al buscado. Si se sale del bucle por la segunda condición entonces hay que mirar a ver si el elemento encontrado es el buscado o no.</text:p>
      <text:p text:style-name="P9"><draw:frame draw:style-name="fr1" draw:name="Marco68" text:anchor-type="char" svg:x="1.575cm" svg:y="0.016cm" svg:width="14.947cm" svg:height="7.221cm" draw:z-index="6"><draw:text-box><text:p text:style-name="P40"><text:span text:style-name="T11">funcion</text:span><text:span text:style-name="T13"> BusquedaLineal(</text:span><text:span text:style-name="T14">val</text:span><text:span text:style-name="T13"> v: tabla[1..N] de elems, </text:span><text:span text:style-name="T14">val</text:span><text:span text:style-name="T13"> tamaño: entero, </text:span><text:span text:style-name="T14">val</text:span><text:span text:style-name="T13"> elemento: elem): entero</text:span></text:p><text:p text:style-name="P41">var </text:p><text:p text:style-name="P43"><text:tab/>pos, i: entero</text:p><text:p text:style-name="P43"><text:tab/>num: entero<text:tab/>//elemento que comparamos con el buscado</text:p><text:p text:style-name="P41">inicio</text:p><text:p text:style-name="P45"><text:span text:style-name="T13">pos </text:span><text:span text:style-name="T21"></text:span><text:span text:style-name="T13"> -1</text:span></text:p><text:p text:style-name="P45"><text:span text:style-name="T13">i </text:span><text:span text:style-name="T22"></text:span><text:span text:style-name="T13"> 1</text:span></text:p><text:p text:style-name="P45"><text:span text:style-name="T15">num </text:span><text:span text:style-name="T21"></text:span><text:span text:style-name="T15"> v[i]</text:span></text:p><text:p text:style-name="P45"><text:span text:style-name="T12">mientras</text:span><text:span text:style-name="T13"> (i &lt; tamaño AND num &lt; elemento)</text:span></text:p><text:p text:style-name="P40"><text:span text:style-name="T13"><text:tab/><text:tab/>num </text:span><text:span text:style-name="T21"></text:span><text:span text:style-name="T13"> v[i]</text:span></text:p><text:p text:style-name="P40"><text:span text:style-name="T13"><text:tab/><text:tab/>i </text:span><text:span text:style-name="T21"></text:span><text:span text:style-name="T13"> i+1</text:span></text:p><text:p text:style-name="P40"><text:span text:style-name="T13"><text:tab/></text:span><text:span text:style-name="T12">fin_mientras</text:span></text:p><text:p text:style-name="P40"><text:span text:style-name="T13"><text:tab/></text:span><text:span text:style-name="T11">si</text:span><text:span text:style-name="T13">(num=elemento)</text:span></text:p><text:p text:style-name="P40"><text:span text:style-name="T13"><text:tab/><text:tab/>pos </text:span><text:span text:style-name="T21"></text:span><text:span text:style-name="T13"> i</text:span></text:p><text:p text:style-name="P40"><text:span text:style-name="T13"><text:tab/></text:span><text:span text:style-name="T11">fin_si</text:span></text:p><text:p text:style-name="P43"><text:tab/>retorna pos</text:p><text:p text:style-name="P42">fin</text:p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60634290" text:continue-numbering="true" text:style-name="WW8Num3">
        <text:list-item>
          <text:list>
            <text:list-item>
              <text:list>
                <text:list-item>
                  <text:p text:style-name="P6">Búsqueda binaria (en un vector ordenado)</text:p>
                </text:list-item>
              </text:list>
            </text:list-item>
          </text:list>
        </text:list-item>
      </text:list>
      <text:p text:style-name="P12">Consiste en acotar el tramo de búsqueda entre dos extremos (izquierdo y derecho), calculando el elemento central de dicho tramo.</text:p>
      <text:p text:style-name="P12">Centro = (ext_izq + ext_der) / 2</text:p>
      <text:p text:style-name="P12">Después se compara el elemento central obtenido con el elemento buscado, y en caso de no ser iguales volvemos a acotar el tramo de búsqueda de la siguiente forma: si el elemento buscado es mayor que el elemento central nos quedamos con la mitad derecha (centro+1 y ext_der), si es menor nos quedamos con la mitad izquierda (ext_izq y centro-1), volviendo a repetir esta operación tantas veces como sea necesario. La búsqueda finalizará cuando se encuentre el valor, o cuando el tramo de búsqueda se reduzca hasta quedar anulado (ext_izq &gt; ext_der).</text:p>
      <text:p text:style-name="P13"/>
      <text:p text:style-name="P9"><draw:frame draw:style-name="fr1" draw:name="Marco69" text:anchor-type="char" svg:x="1.893cm" svg:y="-0.522cm" svg:width="13.995cm" svg:height="10.354cm" draw:z-index="2"><draw:text-box><text:p text:style-name="P40"><text:span text:style-name="T24">funcion</text:span><text:span text:style-name="T13"> </text:span><text:span text:style-name="T25">BúsquedaDicotomica(</text:span><text:span text:style-name="T26">val</text:span><text:span text:style-name="T25"> v: tabla[1..N] de elems, </text:span><text:span text:style-name="T26">val</text:span><text:span text:style-name="T25"> tamaño: entero, </text:span><text:span text:style-name="T26">val</text:span><text:span text:style-name="T25"> elemento: elem):entero</text:span></text:p><text:p text:style-name="P41">var</text:p><text:p text:style-name="P43"><text:tab/>izq, der, centro, pos: entero</text:p><text:p text:style-name="P43"><text:tab/>encontrado: booleano</text:p><text:p text:style-name="P41">inicio</text:p><text:p text:style-name="P40"><text:span text:style-name="T13"><text:tab/>pos </text:span><text:span text:style-name="T21"></text:span><text:span text:style-name="T13"> -1</text:span></text:p><text:p text:style-name="P45"><text:span text:style-name="T13">izq </text:span><text:span text:style-name="T22"></text:span><text:span text:style-name="T13"> 1</text:span></text:p><text:p text:style-name="P45"><text:span text:style-name="T13">der </text:span><text:span text:style-name="T22"></text:span><text:span text:style-name="T13"> tamaño</text:span></text:p><text:p text:style-name="P45"><text:span text:style-name="T13">encontrado </text:span><text:span text:style-name="T22"></text:span><text:span text:style-name="T13"> </text:span><text:span text:style-name="T11">falso</text:span></text:p><text:p text:style-name="P45"><text:span text:style-name="T12">mientras</text:span><text:span text:style-name="T13"> (izq &lt;= der AND NOT encontrado)</text:span></text:p><text:p text:style-name="P40"><text:span text:style-name="T13"><text:tab/><text:tab/>centro </text:span><text:span text:style-name="T22"></text:span><text:span text:style-name="T13"> (izq + der) / 2</text:span></text:p><text:p text:style-name="P40"><text:span text:style-name="T13"><text:tab/><text:tab/></text:span><text:span text:style-name="T12">si</text:span><text:span text:style-name="T13"> (v[centro] = elemento)</text:span></text:p><text:p text:style-name="P40"><text:span text:style-name="T13"><text:tab/><text:tab/><text:tab/>encontrado </text:span><text:span text:style-name="T22"></text:span><text:span text:style-name="T13"> </text:span><text:span text:style-name="T11">verdadero</text:span></text:p><text:p text:style-name="P40"><text:span text:style-name="T13"><text:tab/><text:tab/><text:tab/>pos </text:span><text:span text:style-name="T21"></text:span><text:span text:style-name="T13"> centro</text:span></text:p><text:p text:style-name="P40"><text:span text:style-name="T13"><text:tab/><text:tab/></text:span><text:span text:style-name="T12">sino</text:span></text:p><text:p text:style-name="P40"><text:span text:style-name="T13"><text:tab/><text:tab/><text:tab/></text:span><text:span text:style-name="T12">si</text:span><text:span text:style-name="T13"> (v[centro] &gt; elemento)</text:span></text:p><text:p text:style-name="P40"><text:span text:style-name="T13"><text:tab/><text:tab/><text:tab/><text:tab/>der </text:span><text:span text:style-name="T22"></text:span><text:span text:style-name="T13"> centro – 1</text:span></text:p><text:p text:style-name="P40"><text:span text:style-name="T13"><text:tab/><text:tab/><text:tab/></text:span><text:span text:style-name="T12">sino</text:span></text:p><text:p text:style-name="P40"><text:span text:style-name="T13"><text:tab/><text:tab/><text:tab/><text:tab/>izq </text:span><text:span text:style-name="T22"></text:span><text:span text:style-name="T13"> centro + 1</text:span></text:p><text:p text:style-name="P40"><text:span text:style-name="T13"><text:tab/><text:tab/><text:tab/></text:span><text:span text:style-name="T12">fin_si</text:span></text:p><text:p text:style-name="P40"><text:span text:style-name="T13"><text:tab/><text:tab/></text:span><text:span text:style-name="T12">fin_si</text:span></text:p><text:p text:style-name="P46">fin_mientras</text:p><text:p text:style-name="P45"><text:span text:style-name="T12">retorna </text:span><text:span text:style-name="T13">pos</text:span></text:p><text:p text:style-name="P41">fin</text:p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1"/>
      <text:list xml:id="list939349160" text:continue-numbering="true" text:style-name="WW8Num3">
        <text:list-item>
          <text:list>
            <text:list-item>
              <text:list>
                <text:list-item>
                  <text:p text:style-name="P6">Búsqueda binaria en C</text:p>
                </text:list-item>
              </text:list>
            </text:list-item>
          </text:list>
        </text:list-item>
      </text:list>
      <text:p text:style-name="P23">Código de búsqueda binaria:</text:p>
      <text:p text:style-name="P25">/* parámetros:</text:p>
      <text:p text:style-name="P25">vector: Array que contiene todos los valores</text:p>
      <text:p text:style-name="P25">tamanio: Tamaño del array</text:p>
      <text:p text:style-name="P25">valor: valor a buscar</text:p>
      <text:p text:style-name="P25">*/</text:p>
      <text:p text:style-name="P26"><text:span text:style-name="T2">int </text:span><text:span text:style-name="T4">busquedaBinaria(</text:span><text:span text:style-name="T2">int </text:span><text:span text:style-name="T4">vector</text:span><text:span text:style-name="T2">[]</text:span><text:span text:style-name="T4">, </text:span><text:span text:style-name="T2">int </text:span><text:span text:style-name="T4">tamanio, </text:span><text:span text:style-name="T2">int </text:span><text:span text:style-name="T4">valor){</text:span></text:p>
      <text:p text:style-name="P28"><text:span text:style-name="T2">int </text:span><text:span text:style-name="T4">centro,izq=0,der=tamanio-1;</text:span></text:p>
      <text:p text:style-name="P28"><text:span text:style-name="T1">int </text:span><text:span text:style-name="T3">pos=-1;</text:span></text:p>
      <text:p text:style-name="P28"><text:span text:style-name="T1">while</text:span><text:span text:style-name="T3">(izq&lt;=der){</text:span></text:p>
      <text:p text:style-name="P30"><text:span text:style-name="T4">centro=(izq+der)/2;</text:span></text:p>
      <text:p text:style-name="P30"><text:span text:style-name="T2">if(</text:span><text:span text:style-name="T4">valor==vector[centro]</text:span><text:span text:style-name="T2">)</text:span></text:p>
      <text:p text:style-name="P33"><text:span text:style-name="T4">pos </text:span><text:span text:style-name="T5"></text:span><text:span text:style-name="T2"> </text:span><text:span text:style-name="T4">centro;</text:span></text:p>
      <text:p text:style-name="P30"><text:span text:style-name="T2">else if (</text:span><text:span text:style-name="T4">valor&lt;vector[centro]</text:span><text:span text:style-name="T2">)</text:span></text:p>
      <text:p text:style-name="P25">/* Se busca en la mitad izquierda */</text:p>
      <text:p text:style-name="P33"><text:span text:style-name="T4">der=centro-1;</text:span></text:p>
      <text:p text:style-name="P31">else</text:p>
      <text:p text:style-name="P25">/* Se busca en la mitad derecha */</text:p>
      <text:p text:style-name="P33"><text:span text:style-name="T4">izq=centro + 1;</text:span></text:p>
      <text:p text:style-name="P35"><text:span text:style-name="T2">}</text:span><text:span text:style-name="T6">/* Fin del while */</text:span></text:p>
      <text:p text:style-name="P28"><text:span text:style-name="T2">return </text:span><text:span text:style-name="T4">pos; </text:span></text:p>
      <text:p text:style-name="P24">}</text:p>
      <text:p text:style-name="P11"/>
      <text:list xml:id="list793501696" text:continue-numbering="true" text:style-name="WW8Num3">
        <text:list-item>
          <text:list>
            <text:list-item>
              <text:list>
                <text:list-item>
                  <text:p text:style-name="P6">Ordenación</text:p>
                </text:list-item>
              </text:list>
            </text:list-item>
          </text:list>
        </text:list-item>
      </text:list>
      <text:p text:style-name="P12">Muchos algoritmos necesitan utilizar tablas ordenadas, por lo cual es preciso ordenarlas o clasificarlas previamente.</text:p>
      <text:p text:style-name="P12">La ordenación puede ser ascendente (creciente) o descendente (decreciente).</text:p>
      <text:p text:style-name="P12">Estudiaremos varios métodos de ordenación ascendente aplicados sobre un vector <text:span text:style-name="T8">v</text:span> de <text:span text:style-name="T10">N</text:span> elementos:</text:p>
      <text:list xml:id="list227657625" text:style-name="WW8Num38">
        <text:list-item>
          <text:p text:style-name="P15"><text:soft-page-break/>Ordenación por inserción directa</text:p>
        </text:list-item>
        <text:list-item>
          <text:p text:style-name="P15">Ordenación por selección directa</text:p>
        </text:list-item>
        <text:list-item>
          <text:p text:style-name="P4">Ordenación por intercambio directo (método de la burbuja)</text:p>
        </text:list-item>
      </text:list>
      <text:list xml:id="list1799306431" text:continue-list="list793501696" text:style-name="WW8Num3">
        <text:list-item>
          <text:list>
            <text:list-item>
              <text:list>
                <text:list-item>
                  <text:p text:style-name="P6">Ordenación por inserción directa</text:p>
                </text:list-item>
              </text:list>
            </text:list-item>
          </text:list>
        </text:list-item>
      </text:list>
      <text:p text:style-name="P12">Consiste en tomar los elementos del vector desde el segundo hasta el último y con cada uno de ellos repetir el siguiente conjunto de operaciones:</text:p>
      <text:list xml:id="list271570584" text:style-name="WW8Num35">
        <text:list-item>
          <text:list>
            <text:list-item>
              <text:list>
                <text:list-item>
                  <text:p text:style-name="P5">se guarda en la variable <text:span text:style-name="T9">aux</text:span> el elemento v[i].</text:p>
                </text:list-item>
                <text:list-item>
                  <text:p text:style-name="P5">desde el elemento anterior a v[i] hasta el primer elemento o hasta encontrar un valor menor a v[i], los desplazamos un lugar a la derecha para buscar un hueco.</text:p>
                </text:list-item>
                <text:list-item>
                  <text:p text:style-name="P5">encontrado el hueco del elemento, lo insertamos en él.</text:p>
                </text:list-item>
              </text:list>
            </text:list-item>
          </text:list>
        </text:list-item>
      </text:list>
      <text:p text:style-name="P12">Observación: cuando tratamos un elemento, todos los anteriores se encuentran ordenados.</text:p>
      <text:p text:style-name="P12">Ejemplo:</text:p>
      <table:table table:name="Tabla25" table:style-name="Tabla25">
        <table:table-column table:style-name="Tabla25.A" table:number-columns-repeated="8"/>
        <table:table-column table:style-name="Tabla25.I"/>
        <table:table-row table:style-name="Tabla25.1">
          <table:table-cell table:style-name="Tabla25.A1" office:value-type="string">
            <text:p text:style-name="P16">v</text:p>
          </table:table-cell>
          <table:table-cell table:style-name="Tabla25.B1" office:value-type="string">
            <text:p text:style-name="P16">14</text:p>
          </table:table-cell>
          <table:table-cell table:style-name="Tabla25.B1" office:value-type="string">
            <text:p text:style-name="P16">3</text:p>
          </table:table-cell>
          <table:table-cell table:style-name="Tabla25.B1" office:value-type="string">
            <text:p text:style-name="P16">16</text:p>
          </table:table-cell>
          <table:table-cell table:style-name="Tabla25.B1" office:value-type="string">
            <text:p text:style-name="P16">8</text:p>
          </table:table-cell>
          <table:table-cell table:style-name="Tabla25.B1" office:value-type="string">
            <text:p text:style-name="P16">1</text:p>
          </table:table-cell>
          <table:table-cell table:style-name="Tabla25.B1" office:value-type="string">
            <text:p text:style-name="P16">5</text:p>
          </table:table-cell>
          <table:table-cell table:style-name="Tabla25.B1" office:value-type="string">
            <text:p text:style-name="P16">7</text:p>
          </table:table-cell>
          <table:table-cell table:style-name="Tabla25.I1" office:value-type="string">
            <text:p text:style-name="P17">...</text:p>
          </table:table-cell>
        </table:table-row>
      </table:table>
      <text:p text:style-name="P12"><text:tab/><text:tab/><text:tab/>....................</text:p>
      <table:table table:name="Tabla26" table:style-name="Tabla26">
        <table:table-column table:style-name="Tabla26.A" table:number-columns-repeated="8"/>
        <table:table-column table:style-name="Tabla26.I"/>
        <table:table-row table:style-name="Tabla26.1">
          <table:table-cell table:style-name="Tabla26.A1" office:value-type="string">
            <text:p text:style-name="P16">v</text:p>
          </table:table-cell>
          <table:table-cell table:style-name="Tabla26.B1" office:value-type="string">
            <text:p text:style-name="P16">1</text:p>
          </table:table-cell>
          <table:table-cell table:style-name="Tabla26.B1" office:value-type="string">
            <text:p text:style-name="P16">3</text:p>
          </table:table-cell>
          <table:table-cell table:style-name="Tabla26.B1" office:value-type="string">
            <text:p text:style-name="P16">5</text:p>
          </table:table-cell>
          <table:table-cell table:style-name="Tabla26.B1" office:value-type="string">
            <text:p text:style-name="P16">8</text:p>
          </table:table-cell>
          <table:table-cell table:style-name="Tabla26.B1" office:value-type="string">
            <text:p text:style-name="P16">14</text:p>
          </table:table-cell>
          <table:table-cell table:style-name="Tabla26.B1" office:value-type="string">
            <text:p text:style-name="P16">16</text:p>
          </table:table-cell>
          <table:table-cell table:style-name="Tabla26.B1" office:value-type="string">
            <text:p text:style-name="P18">7</text:p>
          </table:table-cell>
          <table:table-cell table:style-name="Tabla26.I1" office:value-type="string">
            <text:p text:style-name="P17">...</text:p>
          </table:table-cell>
        </table:table-row>
      </table:table>
      <text:p text:style-name="P12"><draw:frame draw:style-name="fr1" draw:name="Marco70" text:anchor-type="char" svg:x="2.21cm" svg:y="0.563cm" svg:width="11.772cm" svg:height="9.151cm" draw:z-index="3"><draw:text-box><text:p text:style-name="P40"><text:span text:style-name="T13">· </text:span><text:span text:style-name="T12">Pseudocódigo</text:span></text:p><text:p text:style-name="P40"><text:span text:style-name="T11">procedimiento</text:span><text:span text:style-name="T13"> OrdenInsercion(</text:span><text:span text:style-name="T14">ref</text:span><text:span text:style-name="T13"> v: tabla[1..N]de elems, </text:span><text:span text:style-name="T14">val</text:span><text:span text:style-name="T13"> tamaño: entero)</text:span></text:p><text:p text:style-name="P41">var</text:p><text:p text:style-name="P47">i, j: entero</text:p><text:p text:style-name="P47">aux: elem</text:p><text:p text:style-name="P41">inicio</text:p><text:p text:style-name="P45"><text:span text:style-name="T12">para</text:span><text:span text:style-name="T13"> i de 2 a tamaño</text:span></text:p><text:p text:style-name="P40"><text:span text:style-name="T13"><text:tab/><text:tab/></text:span><text:span text:style-name="T17">aux </text:span><text:span text:style-name="T22"></text:span><text:span text:style-name="T17"> v[i]</text:span></text:p><text:p text:style-name="P40"><text:span text:style-name="T17"><text:tab/><text:tab/></text:span><text:span text:style-name="T19">j </text:span><text:span text:style-name="T23"></text:span><text:span text:style-name="T19"> i – 1<text:tab/> <text:s/>// para los elems ant</text:span></text:p><text:p text:style-name="P40"><text:span text:style-name="T19"><text:tab/><text:tab/></text:span><text:span text:style-name="T18">mientras</text:span><text:span text:style-name="T17"> (v[j] &gt; aux AND j &gt; 1)</text:span></text:p><text:p text:style-name="P40"><text:span text:style-name="T17"><text:tab/><text:tab/><text:tab/></text:span><text:span text:style-name="T19">v[j+1] </text:span><text:span text:style-name="T23"></text:span><text:span text:style-name="T19"> v[j]</text:span></text:p><text:p text:style-name="P40"><text:span text:style-name="T19"><text:tab/><text:tab/><text:tab/>j </text:span><text:span text:style-name="T23"></text:span><text:span text:style-name="T19"> j – 1</text:span></text:p><text:p text:style-name="P40"><text:span text:style-name="T19"><text:tab/><text:tab/></text:span><text:span text:style-name="T20">fin_mientras</text:span></text:p><text:p text:style-name="P40"><text:span text:style-name="T19"><text:tab/><text:tab/></text:span><text:span text:style-name="T18">si</text:span><text:span text:style-name="T17"> v[j] &gt; aux <text:s/>(* j = 1*)</text:span></text:p><text:p text:style-name="P40"><text:span text:style-name="T17"><text:tab/><text:tab/><text:tab/>v[j+1] </text:span><text:span text:style-name="T23"></text:span><text:span text:style-name="T17"> v[j]</text:span></text:p><text:p text:style-name="P40"><text:span text:style-name="T17"><text:tab/><text:tab/><text:tab/>v[j] </text:span><text:span text:style-name="T23"></text:span><text:span text:style-name="T17"> aux</text:span></text:p><text:p text:style-name="P40"><text:span text:style-name="T17"><text:tab/><text:tab/></text:span><text:span text:style-name="T18">sino</text:span></text:p><text:p text:style-name="P40"><text:span text:style-name="T17"><text:tab/><text:tab/><text:tab/>v[j+1] </text:span><text:span text:style-name="T23"></text:span><text:span text:style-name="T17"> aux</text:span></text:p><text:p text:style-name="P40"><text:span text:style-name="T17"><text:tab/><text:tab/></text:span><text:span text:style-name="T18">fin_si</text:span></text:p><text:p text:style-name="P48">fin_para</text:p><text:p text:style-name="P44">fin</text:p></draw:text-box></draw:frame> 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138308783" text:continue-list="list1799306431" text:style-name="WW8Num3">
        <text:list-item>
          <text:list>
            <text:list-item>
              <text:list>
                <text:list-item>
                  <text:p text:style-name="P6"><text:soft-page-break/>Ordenación por selección directa</text:p>
                </text:list-item>
              </text:list>
            </text:list-item>
          </text:list>
        </text:list-item>
      </text:list>
      <text:p text:style-name="P12">Consiste en tomar los elementos del vector desde el primero hasta el penúltimo y con cada uno de ellos repetir la siguiente operación:</text:p>
      <text:p text:style-name="P19">se selecciona el elemento menor de todos los situados a la derecha de v(i) y se intercambia con éste utilizando una variable auxiliar.</text:p>
      <text:p text:style-name="P12">Observación: cuando tratamos un elemento, todos los anteriores se encuentran ordenados.</text:p>
      <text:p text:style-name="P12">Ejemplo:</text:p>
      <table:table table:name="Tabla27" table:style-name="Tabla27">
        <table:table-column table:style-name="Tabla27.A" table:number-columns-repeated="8"/>
        <table:table-column table:style-name="Tabla27.I"/>
        <table:table-row table:style-name="Tabla27.1">
          <table:table-cell table:style-name="Tabla27.A1" office:value-type="string">
            <text:p text:style-name="P16">v</text:p>
          </table:table-cell>
          <table:table-cell table:style-name="Tabla27.B1" office:value-type="string">
            <text:p text:style-name="P16">14</text:p>
          </table:table-cell>
          <table:table-cell table:style-name="Tabla27.B1" office:value-type="string">
            <text:p text:style-name="P16">3</text:p>
          </table:table-cell>
          <table:table-cell table:style-name="Tabla27.B1" office:value-type="string">
            <text:p text:style-name="P16">16</text:p>
          </table:table-cell>
          <table:table-cell table:style-name="Tabla27.B1" office:value-type="string">
            <text:p text:style-name="P16">8</text:p>
          </table:table-cell>
          <table:table-cell table:style-name="Tabla27.B1" office:value-type="string">
            <text:p text:style-name="P16">1</text:p>
          </table:table-cell>
          <table:table-cell table:style-name="Tabla27.B1" office:value-type="string">
            <text:p text:style-name="P16">5</text:p>
          </table:table-cell>
          <table:table-cell table:style-name="Tabla27.B1" office:value-type="string">
            <text:p text:style-name="P16">7</text:p>
          </table:table-cell>
          <table:table-cell table:style-name="Tabla27.I1" office:value-type="string">
            <text:p text:style-name="P17">...</text:p>
          </table:table-cell>
        </table:table-row>
      </table:table>
      <text:p text:style-name="P12"><draw:frame draw:style-name="fr1" draw:name="Marco71" text:anchor-type="char" svg:x="1.893cm" svg:y="0.423cm" svg:width="12.407cm" svg:height="8.789cm" draw:z-index="4"><draw:text-box><text:p text:style-name="P40"><text:span text:style-name="T13">· </text:span><text:span text:style-name="T12">Pseudocódigo</text:span></text:p><text:p text:style-name="P43">k, aux guardan la posición y el valor del menor en cada búsqueda</text:p><text:p text:style-name="P40"><text:span text:style-name="T11">procedimiento</text:span><text:span text:style-name="T13"> OrdenSeleccion(</text:span><text:span text:style-name="T14">ref</text:span><text:span text:style-name="T13"> v: tabla[1..N]de elems, </text:span><text:span text:style-name="T14">val</text:span><text:span text:style-name="T13"> tamaño: entero)</text:span></text:p><text:p text:style-name="P41">var</text:p><text:p text:style-name="P47">i, j, k: entero</text:p><text:p text:style-name="P47">aux: elem</text:p><text:p text:style-name="P41">inicio</text:p><text:p text:style-name="P45"><text:span text:style-name="T12">para</text:span><text:span text:style-name="T13"> i de 1 a tamaño-1</text:span></text:p><text:p text:style-name="P40"><text:span text:style-name="T13"><text:tab/><text:tab/>k </text:span><text:span text:style-name="T22"></text:span><text:span text:style-name="T13"> i</text:span></text:p><text:p text:style-name="P40"><text:span text:style-name="T13"><text:tab/><text:tab/></text:span><text:span text:style-name="T17">aux </text:span><text:span text:style-name="T22"></text:span><text:span text:style-name="T17"> v[i]</text:span></text:p><text:p text:style-name="P40"><text:span text:style-name="T17"><text:tab/><text:tab/></text:span><text:span text:style-name="T20">para</text:span><text:span text:style-name="T19"> j de i + 1 a tamaño</text:span></text:p><text:p text:style-name="P40"><text:span text:style-name="T19"><text:tab/><text:tab/><text:tab/></text:span><text:span text:style-name="T18">si</text:span><text:span text:style-name="T17"> (v[j] &lt; aux)</text:span></text:p><text:p text:style-name="P40"><text:span text:style-name="T17"><text:tab/><text:tab/><text:tab/><text:tab/>k </text:span><text:span text:style-name="T23"></text:span><text:span text:style-name="T17"> j </text:span></text:p><text:p text:style-name="P40"><text:span text:style-name="T17"><text:tab/><text:tab/><text:tab/><text:tab/>aux </text:span><text:span text:style-name="T22"></text:span><text:span text:style-name="T17"> v[j]</text:span></text:p><text:p text:style-name="P40"><text:span text:style-name="T17"><text:tab/><text:tab/><text:tab/></text:span><text:span text:style-name="T12">fin_si</text:span></text:p><text:p text:style-name="P40"><text:span text:style-name="T13"><text:tab/><text:tab/></text:span><text:span text:style-name="T12">fin_para</text:span></text:p><text:p text:style-name="P40"><text:span text:style-name="T13"><text:tab/><text:tab/></text:span><text:span text:style-name="T15">v[k] </text:span><text:span text:style-name="T23"></text:span><text:span text:style-name="T15"> v[i]</text:span></text:p><text:p text:style-name="P40"><text:span text:style-name="T15"><text:tab/><text:tab/></text:span><text:span text:style-name="T17">v[i] </text:span><text:span text:style-name="T23"></text:span><text:span text:style-name="T17"> aux</text:span></text:p><text:p text:style-name="P48">fin_para</text:p><text:p text:style-name="P44">fin</text:p></draw:text-box></draw:frame> 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321478383" text:continue-numbering="true" text:style-name="WW8Num3">
        <text:list-item>
          <text:list>
            <text:list-item>
              <text:list>
                <text:list-item>
                  <text:p text:style-name="P6">Ordenación por intercambio directo (burbuja)</text:p>
                </text:list-item>
              </text:list>
            </text:list-item>
          </text:list>
        </text:list-item>
      </text:list>
      <text:p text:style-name="P12">Método de la burbuja con recorrido de derecha a izquierda.</text:p>
      <text:p text:style-name="P12">Consiste en recorrer el vector sucesivamente, desde el primer elemento hasta el penúltimo, comparando los elementos consecutivos e intercambiándolos cuando estén descolocados.</text:p>
      <text:p text:style-name="P12">De esta forma se consigue colocar en cada pasada el mayor elemento de los tratados en la última posición, siendo innecesario tratarlo en la siguiente pasada.</text:p>
      <text:p text:style-name="P12">Ejemplo:</text:p>
      <table:table table:name="Tabla28" table:style-name="Tabla28">
        <table:table-column table:style-name="Tabla28.A" table:number-columns-repeated="8"/>
        <table:table-column table:style-name="Tabla28.I"/>
        <table:table-row table:style-name="Tabla28.1">
          <table:table-cell table:style-name="Tabla28.A1" office:value-type="string">
            <text:p text:style-name="P16">v</text:p>
          </table:table-cell>
          <table:table-cell table:style-name="Tabla28.B1" office:value-type="string">
            <text:p text:style-name="P16">14</text:p>
          </table:table-cell>
          <table:table-cell table:style-name="Tabla28.B1" office:value-type="string">
            <text:p text:style-name="P16">3</text:p>
          </table:table-cell>
          <table:table-cell table:style-name="Tabla28.B1" office:value-type="string">
            <text:p text:style-name="P16">16</text:p>
          </table:table-cell>
          <table:table-cell table:style-name="Tabla28.B1" office:value-type="string">
            <text:p text:style-name="P16">8</text:p>
          </table:table-cell>
          <table:table-cell table:style-name="Tabla28.B1" office:value-type="string">
            <text:p text:style-name="P16">1</text:p>
          </table:table-cell>
          <table:table-cell table:style-name="Tabla28.B1" office:value-type="string">
            <text:p text:style-name="P16">5</text:p>
          </table:table-cell>
          <table:table-cell table:style-name="Tabla28.B1" office:value-type="string">
            <text:p text:style-name="P16">7</text:p>
          </table:table-cell>
          <table:table-cell table:style-name="Tabla28.I1" office:value-type="string">
            <text:p text:style-name="P17">...</text:p>
          </table:table-cell>
        </table:table-row>
      </table:table>
      <text:p text:style-name="P12"/>
      <table:table table:name="Tabla29" table:style-name="Tabla29">
        <table:table-column table:style-name="Tabla29.A" table:number-columns-repeated="5"/>
        <table:table-column table:style-name="Tabla29.F"/>
        <table:table-row table:style-name="Tabla29.1">
          <table:table-cell table:style-name="Tabla29.A1" office:value-type="string">
            <text:p text:style-name="P16">v</text:p>
          </table:table-cell>
          <table:table-cell table:style-name="Tabla29.B1" office:value-type="string">
            <text:p text:style-name="P16">15</text:p>
          </table:table-cell>
          <table:table-cell table:style-name="Tabla29.B1" office:value-type="string">
            <text:p text:style-name="P16">10</text:p>
          </table:table-cell>
          <table:table-cell table:style-name="Tabla29.B1" office:value-type="string">
            <text:p text:style-name="P16">20</text:p>
          </table:table-cell>
          <table:table-cell table:style-name="Tabla29.B1" office:value-type="string">
            <text:p text:style-name="P16">5</text:p>
          </table:table-cell>
          <table:table-cell table:style-name="Tabla29.F1" office:value-type="string">
            <text:p text:style-name="P16">10</text:p>
          </table:table-cell>
        </table:table-row>
        <table:table-row table:style-name="Tabla29.1">
          <table:table-cell table:style-name="Tabla29.A2" office:value-type="string">
            <text:p text:style-name="P16"/>
          </table:table-cell>
          <table:table-cell table:style-name="Tabla29.B1" office:value-type="string">
            <text:p text:style-name="P16">10</text:p>
          </table:table-cell>
          <table:table-cell table:style-name="Tabla29.B1" office:value-type="string">
            <text:p text:style-name="P16">15</text:p>
          </table:table-cell>
          <table:table-cell table:style-name="Tabla29.B1" office:value-type="string">
            <text:p text:style-name="P16">5</text:p>
          </table:table-cell>
          <table:table-cell table:style-name="Tabla29.B1" office:value-type="string">
            <text:p text:style-name="P16">10</text:p>
          </table:table-cell>
          <table:table-cell table:style-name="Tabla29.F1" office:value-type="string">
            <text:p text:style-name="P16">20</text:p>
          </table:table-cell>
        </table:table-row>
        <table:table-row table:style-name="Tabla29.1">
          <table:table-cell table:style-name="Tabla29.A2" office:value-type="string">
            <text:p text:style-name="P16"/>
          </table:table-cell>
          <table:table-cell table:style-name="Tabla29.B1" office:value-type="string">
            <text:p text:style-name="P16">10</text:p>
          </table:table-cell>
          <table:table-cell table:style-name="Tabla29.B1" office:value-type="string">
            <text:p text:style-name="P16">5</text:p>
          </table:table-cell>
          <table:table-cell table:style-name="Tabla29.B1" office:value-type="string">
            <text:p text:style-name="P16">10</text:p>
          </table:table-cell>
          <table:table-cell table:style-name="Tabla29.B1" office:value-type="string">
            <text:p text:style-name="P16">15</text:p>
          </table:table-cell>
          <table:table-cell table:style-name="Tabla29.F1" office:value-type="string">
            <text:p text:style-name="P16">20</text:p>
          </table:table-cell>
        </table:table-row>
        <table:table-row table:style-name="Tabla29.1">
          <table:table-cell table:style-name="Tabla29.A2" office:value-type="string">
            <text:p text:style-name="P16"/>
          </table:table-cell>
          <table:table-cell table:style-name="Tabla29.B1" office:value-type="string">
            <text:p text:style-name="P16">5</text:p>
          </table:table-cell>
          <table:table-cell table:style-name="Tabla29.B1" office:value-type="string">
            <text:p text:style-name="P16">10</text:p>
          </table:table-cell>
          <table:table-cell table:style-name="Tabla29.B1" office:value-type="string">
            <text:p text:style-name="P16">10</text:p>
          </table:table-cell>
          <table:table-cell table:style-name="Tabla29.B1" office:value-type="string">
            <text:p text:style-name="P16">15</text:p>
          </table:table-cell>
          <table:table-cell table:style-name="Tabla29.F1" office:value-type="string">
            <text:p text:style-name="P16">20</text:p>
          </table:table-cell>
        </table:table-row>
        <table:table-row table:style-name="Tabla29.1">
          <table:table-cell table:style-name="Tabla29.A5" office:value-type="string">
            <text:p text:style-name="P16"/>
          </table:table-cell>
          <table:table-cell table:style-name="Tabla29.B1" office:value-type="string">
            <text:p text:style-name="P16">5</text:p>
          </table:table-cell>
          <table:table-cell table:style-name="Tabla29.B1" office:value-type="string">
            <text:p text:style-name="P16">10</text:p>
          </table:table-cell>
          <table:table-cell table:style-name="Tabla29.B1" office:value-type="string">
            <text:p text:style-name="P16">10</text:p>
          </table:table-cell>
          <table:table-cell table:style-name="Tabla29.B1" office:value-type="string">
            <text:p text:style-name="P16">15</text:p>
          </table:table-cell>
          <table:table-cell table:style-name="Tabla29.F1" office:value-type="string">
            <text:p text:style-name="P16">20</text:p>
          </table:table-cell>
        </table:table-row>
      </table:table>
      <text:p text:style-name="P12"/>
      <text:p text:style-name="P12"/>
      <text:p text:style-name="P12"/>
      <text:p text:style-name="P12"><text:soft-page-break/></text:p>
      <text:p text:style-name="P9"><draw:frame draw:style-name="fr1" draw:name="Marco72" text:anchor-type="char" svg:x="2.21cm" svg:y="-0.012cm" svg:width="12.725cm" svg:height="6.352cm" draw:z-index="5"><draw:text-box><text:p text:style-name="P40"><text:span text:style-name="T13">· </text:span><text:span text:style-name="T12">Pseudocódigo</text:span></text:p><text:p text:style-name="P43"/><text:p text:style-name="P43">j, aux guardan la posición y el valor del menor en cada búsqueda</text:p><text:p text:style-name="P40"><text:span text:style-name="T11">procedimiento</text:span><text:span text:style-name="T13"> OrdenBurbuja(</text:span><text:span text:style-name="T14">ref</text:span><text:span text:style-name="T13"> v: tabla[1..N]de elems, </text:span><text:span text:style-name="T14">val</text:span><text:span text:style-name="T13"> tamaño: entero)</text:span></text:p><text:p text:style-name="P41">var</text:p><text:p text:style-name="P47">i, j: entero</text:p><text:p text:style-name="P41">inicio</text:p><text:p text:style-name="P45"><text:span text:style-name="T12">para</text:span><text:span text:style-name="T13"> i de 1 a tamaño-1</text:span></text:p><text:p text:style-name="P40"><text:span text:style-name="T19"><text:tab/><text:tab/></text:span><text:span text:style-name="T20">para</text:span><text:span text:style-name="T19"> j de 1 a tamaño-i</text:span></text:p><text:p text:style-name="P40"><text:span text:style-name="T19"><text:tab/><text:tab/><text:tab/></text:span><text:span text:style-name="T18">si</text:span><text:span text:style-name="T17"> (v[j] &gt; v[j+1])</text:span></text:p><text:p text:style-name="P40"><text:span text:style-name="T17"><text:tab/><text:tab/><text:tab/><text:tab/></text:span><text:span text:style-name="T19">intercambiar(v[j],v[j+1])</text:span></text:p><text:p text:style-name="P40"><text:span text:style-name="T19"><text:tab/><text:tab/><text:tab/></text:span><text:span text:style-name="T18">fin_si</text:span></text:p><text:p text:style-name="P40"><text:span text:style-name="T17"><text:tab/><text:tab/></text:span><text:span text:style-name="T20">fin_para</text:span></text:p><text:p text:style-name="P48">fin_para</text:p><text:p text:style-name="P44">fin</text:p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6">Código C:</text:p>
      <text:p text:style-name="P37"><text:span text:style-name="T2">void </text:span><text:span text:style-name="T4">OrdenBurbuja</text:span><text:span text:style-name="T2">(int </text:span><text:span text:style-name="T4">vector</text:span><text:span text:style-name="T2">[], int </text:span><text:span text:style-name="T4">tamanio)</text:span><text:span text:style-name="T2">{</text:span></text:p>
      <text:p text:style-name="P39"><text:span text:style-name="T1">int </text:span><text:span text:style-name="T3">i,j;</text:span></text:p>
      <text:p text:style-name="P39"><text:span text:style-name="T1">for(</text:span><text:span text:style-name="T3">i=0;i&lt;tamanio;i++</text:span><text:span text:style-name="T1">)</text:span></text:p>
      <text:p text:style-name="P37"><text:span text:style-name="T1"><text:tab/><text:tab/> </text:span><text:span text:style-name="T2">for(</text:span><text:span text:style-name="T4">j=0;j&lt;tamanio-1;j++</text:span><text:span text:style-name="T2">)</text:span></text:p>
      <text:p text:style-name="P37"><text:span text:style-name="T2"><text:tab/><text:tab/><text:tab/>if</text:span><text:span text:style-name="T4">(vector[j]&gt;vector[j+1])</text:span></text:p>
      <text:p text:style-name="P37"><text:span text:style-name="T2"><text:tab/><text:tab/><text:tab/><text:tab/></text:span><text:span text:style-name="T4">intercambiarEntero(&amp;vector[j],&amp;vector[j+1]);</text:span></text:p>
      <text:p text:style-name="P38">}</text:p>
      <text:list xml:id="list1905581760" text:continue-numbering="true" text:style-name="WW8Num3">
        <text:list-item>
          <text:list>
            <text:list-header>
              <text:p text:style-name="P20"><draw:custom-shape text:anchor-type="as-char" draw:z-index="0" draw:style-name="gr1" draw:text-style-name="P49" svg:width="10.261cm" svg:height="0.054cm"><text:p/><draw:enhanced-geometry svg:viewBox="0 0 21600 21600" draw:type="rectangle" draw:enhanced-path="M 0 0 L 21600 0 21600 21600 0 21600 0 0 Z N"/></draw:custom-shape></text:p>
              <text:list text:continue-numbering="true">
                <text:list-item>
                  <text:p text:style-name="P7">Ejercicios obligatorios</text:p>
                </text:list-item>
              </text:list>
            </text:list-header>
          </text:list>
        </text:list-item>
      </text:list>
      <text:list xml:id="list827720778" text:style-name="WW8Num36">
        <text:list-item>
          <text:p text:style-name="P1">Programa que realiza una ordenación de un vector numérico de 6 componentes enteros imprimiendo todos los estados intermedios del mismo. La ordenación debe realizarse mediante los 3 métodos conocidos.</text:p>
        </text:list-item>
        <text:list-item>
          <text:p text:style-name="P1">Programa que realiza la clasificación completa de una matriz numérica de enteros en orden creciente (de izquierda a derecha y de arriba abajo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NewPSMT" svg:font-family="CourierNewPSMT" style:font-family-generic="roma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Apartado1" style:family="paragraph" style:parent-style-name="Standard">
      <style:paragraph-properties fo:margin-left="1.7cm" fo:margin-right="0cm" fo:margin-top="0cm" fo:margin-bottom="0.212cm" fo:text-align="justify" style:justify-single-word="false" fo:text-indent="0cm" style:auto-text-indent="false"/>
      <style:text-properties fo:font-size="11pt" style:font-size-asian="11pt"/>
    </style:style>
    <style:style style:name="Subtitulo" style:family="paragraph" style:parent-style-name="Standard" style:list-style-name="WW8Num3">
      <style:paragraph-properties fo:margin-top="0cm" fo:margin-bottom="0.212cm"/>
      <style:text-properties fo:font-size="16pt" style:text-underline-style="solid" style:text-underline-width="auto" style:text-underline-color="font-color" style:font-size-asian="16pt"/>
    </style:style>
    <style:style style:name="WW8Num29z0" style:family="text">
      <style:text-properties style:font-name="Symbol" style:font-name-complex="Symbol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 style:font-name-complex="Wingdings"/>
    </style:style>
    <style:style style:name="WW8Num38z0" style:family="text">
      <style:text-properties style:font-name="Symbol" style:font-name-complex="Symbol"/>
    </style:style>
    <style:style style:name="WW8Num38z1" style:family="text">
      <style:text-properties style:font-name="Courier New" style:font-name-complex="Courier New"/>
    </style:style>
    <style:style style:name="WW8Num38z2" style:family="text">
      <style:text-properties style:font-name="Wingdings" style:font-name-complex="Wingdings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11cm" fo:text-indent="-0.318cm" fo:margin-left="6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21cm" fo:text-indent="-0.318cm" fo:margin-left="10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391cm" fo:text-indent="-0.635cm" fo:margin-left="11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61cm" fo:text-indent="-0.635cm" fo:margin-left="12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31cm" fo:text-indent="-0.318cm" fo:margin-left="13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prefix="Tema " style:num-suffix="." style:num-format="1">
        <style:list-level-properties text:list-level-position-and-space-mode="label-alignment">
          <style:list-level-label-alignment text:label-followed-by="listtab" text:list-tab-stop-position="4.128cm" fo:text-indent="-0.7cm" fo:margin-left="2.288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6cm" fo:text-indent="-0.965cm" fo:margin-left="1.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93cm" fo:margin-left="2.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style:font-name="Symbol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  <style:text-properties style:font-name="Courier New1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  <style:text-properties style:font-name="Wingdings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  <style:text-properties style:font-name="Courier New1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text:list-tab-stop-position="10.121cm" fo:text-indent="-0.635cm" fo:margin-left="10.121cm"/>
        </style:list-level-properties>
        <style:text-properties style:font-name="Wingdings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text:list-tab-stop-position="11.391cm" fo:text-indent="-0.635cm" fo:margin-left="11.391cm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text:list-tab-stop-position="12.661cm" fo:text-indent="-0.635cm" fo:margin-left="12.661cm"/>
        </style:list-level-properties>
        <style:text-properties style:font-name="Courier New1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text:list-tab-stop-position="13.931cm" fo:text-indent="-0.635cm" fo:margin-left="13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35cm" fo:text-indent="-0.635cm" fo:margin-left="2.5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75cm" fo:text-indent="-0.318cm" fo:margin-left="5.0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15cm" fo:text-indent="-0.635cm" fo:margin-left="7.6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85cm" fo:text-indent="-0.318cm" fo:margin-left="8.8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55cm" fo:text-indent="-0.635cm" fo:margin-left="10.1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25cm" fo:text-indent="-0.635cm" fo:margin-left="11.4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95cm" fo:text-indent="-0.318cm" fo:margin-left="12.6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style:font-name="Symbol"/>
      </text:list-level-style-bullet>
      <text:list-level-style-bullet text:level="2" text:style-name="WW8Num38z1" style:num-suffix="." text:bullet-char="o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  <style:text-properties style:font-name="Courier New1"/>
      </text:list-level-style-bullet>
      <text:list-level-style-bullet text:level="3" text:style-name="WW8Num38z2" style:num-suffix="." text:bullet-char="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  <style:text-properties style:font-name="Wingdings"/>
      </text:list-level-style-bullet>
      <text:list-level-style-bullet text:level="4" text:style-name="WW8Num38z0" style:num-suffix="." text:bullet-char="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  <style:text-properties style:font-name="Symbol"/>
      </text:list-level-style-bullet>
      <text:list-level-style-bullet text:level="5" text:style-name="WW8Num38z1" style:num-suffix="." text:bullet-char="o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  <style:text-properties style:font-name="Courier New1"/>
      </text:list-level-style-bullet>
      <text:list-level-style-bullet text:level="6" text:style-name="WW8Num38z2" style:num-suffix="." text:bullet-char="">
        <style:list-level-properties text:list-level-position-and-space-mode="label-alignment">
          <style:list-level-label-alignment text:label-followed-by="listtab" text:list-tab-stop-position="10.121cm" fo:text-indent="-0.635cm" fo:margin-left="10.121cm"/>
        </style:list-level-properties>
        <style:text-properties style:font-name="Wingdings"/>
      </text:list-level-style-bullet>
      <text:list-level-style-bullet text:level="7" text:style-name="WW8Num38z0" style:num-suffix="." text:bullet-char="">
        <style:list-level-properties text:list-level-position-and-space-mode="label-alignment">
          <style:list-level-label-alignment text:label-followed-by="listtab" text:list-tab-stop-position="11.391cm" fo:text-indent="-0.635cm" fo:margin-left="11.391cm"/>
        </style:list-level-properties>
        <style:text-properties style:font-name="Symbol"/>
      </text:list-level-style-bullet>
      <text:list-level-style-bullet text:level="8" text:style-name="WW8Num38z1" style:num-suffix="." text:bullet-char="o">
        <style:list-level-properties text:list-level-position-and-space-mode="label-alignment">
          <style:list-level-label-alignment text:label-followed-by="listtab" text:list-tab-stop-position="12.661cm" fo:text-indent="-0.635cm" fo:margin-left="12.661cm"/>
        </style:list-level-properties>
        <style:text-properties style:font-name="Courier New1"/>
      </text:list-level-style-bullet>
      <text:list-level-style-bullet text:level="9" text:style-name="WW8Num38z2" style:num-suffix="." text:bullet-char="">
        <style:list-level-properties text:list-level-position-and-space-mode="label-alignment">
          <style:list-level-label-alignment text:label-followed-by="listtab" text:list-tab-stop-position="13.931cm" fo:text-indent="-0.635cm" fo:margin-left="13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2.97cm" fo:text-indent="-0.635cm" fo:margin-left="2.9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 </meta:initial-creator>
    <meta:creation-date>2012-02-21T22:29:00</meta:creation-date>
    <meta:document-statistic meta:table-count="5" meta:image-count="0" meta:object-count="0" meta:page-count="6" meta:paragraph-count="272" meta:word-count="1284" meta:character-count="7526"/>
    <dc:date>2012-02-21T22:31:42</dc:date>
    <dc:creator>D </dc:creator>
    <meta:editing-duration>PT00H02M42S</meta:editing-duration>
    <meta:editing-cycles>1</meta:editing-cycles>
    <meta:generator>OpenOffice.org/3.2$Linux OpenOffice.org_project/320m19$Build-9505</meta:generator>
  </office:meta>
</office:document-meta>
</file>